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801cm" style:rel-column-width="14793*"/>
    </style:style>
    <style:style style:name="Table1.B" style:family="table-column">
      <style:table-column-properties style:column-width="3.194cm" style:rel-column-width="8145*"/>
    </style:style>
    <style:style style:name="Table1.C" style:family="table-column">
      <style:table-column-properties style:column-width="2.686cm" style:rel-column-width="6850*"/>
    </style:style>
    <style:style style:name="Table1.D" style:family="table-column">
      <style:table-column-properties style:column-width="2.339cm" style:rel-column-width="5964*"/>
    </style:style>
    <style:style style:name="Table1.E" style:family="table-column">
      <style:table-column-properties style:column-width="2.341cm" style:rel-column-width="5968*"/>
    </style:style>
    <style:style style:name="Table1.F" style:family="table-column">
      <style:table-column-properties style:column-width="2.335cm" style:rel-column-width="5955*"/>
    </style:style>
    <style:style style:name="Table1.G" style:family="table-column">
      <style:table-column-properties style:column-width="2.337cm" style:rel-column-width="5959*"/>
    </style:style>
    <style:style style:name="Table1.H" style:family="table-column">
      <style:table-column-properties style:column-width="2.332cm" style:rel-column-width="59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b185c" officeooo:paragraph-rsid="001b185c"/>
    </style:style>
    <style:style style:name="P2" style:family="paragraph" style:parent-style-name="Footer">
      <style:paragraph-properties fo:break-before="page"/>
      <style:text-properties officeooo:rsid="001b185c" officeooo:paragraph-rsid="001b185c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officeooo:rsid="00100b28" officeooo:paragraph-rsid="00100b28" style:font-size-asian="9pt" style:font-size-complex="9pt"/>
    </style:style>
    <style:style style:name="P5" style:family="paragraph" style:parent-style-name="Table_20_Contents">
      <style:text-properties fo:font-size="9pt" officeooo:paragraph-rsid="0011ec08" style:font-size-asian="9pt" style:font-size-complex="9pt"/>
    </style:style>
    <style:style style:name="P6" style:family="paragraph" style:parent-style-name="Table_20_Contents">
      <style:text-properties fo:font-size="9pt" officeooo:rsid="00181a11" officeooo:paragraph-rsid="00181a11" style:font-size-asian="9pt" style:font-size-complex="9pt"/>
    </style:style>
    <style:style style:name="P7" style:family="paragraph" style:parent-style-name="Standard">
      <style:text-properties officeooo:rsid="0012477c" officeooo:paragraph-rsid="0012477c"/>
    </style:style>
    <style:style style:name="P8" style:family="paragraph" style:parent-style-name="Standard">
      <style:text-properties officeooo:rsid="0013488c" officeooo:paragraph-rsid="0013488c"/>
    </style:style>
    <style:style style:name="P9" style:family="paragraph" style:parent-style-name="Standard">
      <style:text-properties officeooo:rsid="0013f1ab" officeooo:paragraph-rsid="0013f1ab"/>
    </style:style>
    <style:style style:name="P10" style:family="paragraph" style:parent-style-name="Standard">
      <style:text-properties officeooo:rsid="00198c83" officeooo:paragraph-rsid="00198c83"/>
    </style:style>
    <style:style style:name="P11" style:family="paragraph" style:parent-style-name="Standard">
      <style:text-properties officeooo:rsid="0020a20c" officeooo:paragraph-rsid="0020a20c"/>
    </style:style>
    <style:style style:name="P12" style:family="paragraph" style:parent-style-name="Standard">
      <style:text-properties officeooo:rsid="00347c56" officeooo:paragraph-rsid="00347c56"/>
    </style:style>
    <style:style style:name="P13" style:family="paragraph" style:parent-style-name="Standard">
      <style:text-properties officeooo:rsid="0038b020" officeooo:paragraph-rsid="0038b020"/>
    </style:style>
    <style:style style:name="P14" style:family="paragraph" style:parent-style-name="Standard">
      <style:text-properties officeooo:rsid="0039f4fa" officeooo:paragraph-rsid="0039f4fa"/>
    </style:style>
    <style:style style:name="P15" style:family="paragraph" style:parent-style-name="Standard">
      <style:paragraph-properties fo:break-before="page"/>
      <style:text-properties officeooo:rsid="0020a20c" officeooo:paragraph-rsid="0020a20c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text-properties fo:font-size="9pt" officeooo:rsid="002f62da" officeooo:paragraph-rsid="002f62da" style:font-size-asian="9pt" style:font-size-complex="9pt"/>
    </style:style>
    <style:style style:name="P18" style:family="paragraph" style:parent-style-name="Table_20_Contents">
      <style:text-properties fo:font-size="9pt" officeooo:rsid="0030a78b" officeooo:paragraph-rsid="0030a78b" style:font-size-asian="9pt" style:font-size-complex="9pt"/>
    </style:style>
    <style:style style:name="P19" style:family="paragraph" style:parent-style-name="Table_20_Contents">
      <style:text-properties fo:font-size="9pt" officeooo:rsid="0030a78b" officeooo:paragraph-rsid="003ea082" style:font-size-asian="9pt" style:font-size-complex="9pt"/>
    </style:style>
    <style:style style:name="P20" style:family="paragraph" style:parent-style-name="Table_20_Contents">
      <style:text-properties fo:font-size="9pt" officeooo:rsid="0031ed25" officeooo:paragraph-rsid="0031ed25" style:font-size-asian="9pt" style:font-size-complex="9pt"/>
    </style:style>
    <style:style style:name="P21" style:family="paragraph" style:parent-style-name="Table_20_Contents">
      <style:text-properties fo:font-size="9pt" officeooo:rsid="00359840" officeooo:paragraph-rsid="00359840" style:font-size-asian="9pt" style:font-size-complex="9pt"/>
    </style:style>
    <style:style style:name="P22" style:family="paragraph" style:parent-style-name="Table_20_Contents">
      <style:text-properties fo:font-size="9pt" officeooo:rsid="00100b28" officeooo:paragraph-rsid="00100b28" style:font-size-asian="9pt" style:font-size-complex="9pt"/>
    </style:style>
    <style:style style:name="P23" style:family="paragraph" style:parent-style-name="Table_20_Contents">
      <style:text-properties fo:font-size="9pt" officeooo:rsid="003772f0" officeooo:paragraph-rsid="003772f0" style:font-size-asian="9pt" style:font-size-complex="9pt"/>
    </style:style>
    <style:style style:name="P24" style:family="paragraph" style:parent-style-name="Table_20_Contents">
      <style:text-properties fo:font-size="9pt" officeooo:rsid="003c3bf6" officeooo:paragraph-rsid="003c3bf6" style:font-size-asian="9pt" style:font-size-complex="9pt"/>
    </style:style>
    <style:style style:name="P25" style:family="paragraph" style:parent-style-name="Table_20_Contents">
      <style:text-properties fo:font-size="9pt" officeooo:rsid="003c431d" officeooo:paragraph-rsid="003c431d" style:font-size-asian="9pt" style:font-size-complex="9pt"/>
    </style:style>
    <style:style style:name="P26" style:family="paragraph" style:parent-style-name="Table_20_Contents">
      <style:text-properties fo:font-size="9pt" officeooo:rsid="003d56b1" officeooo:paragraph-rsid="003d56b1" style:font-size-asian="9pt" style:font-size-complex="9pt"/>
    </style:style>
    <style:style style:name="P27" style:family="paragraph" style:parent-style-name="Table_20_Contents">
      <style:text-properties fo:font-size="9pt" officeooo:rsid="00403ff5" officeooo:paragraph-rsid="00403ff5" style:font-size-asian="9pt" style:font-size-complex="9pt"/>
    </style:style>
    <style:style style:name="P28" style:family="paragraph" style:parent-style-name="Table_20_Contents">
      <style:text-properties fo:font-size="9pt" officeooo:rsid="004251a4" officeooo:paragraph-rsid="004251a4" style:font-size-asian="9pt" style:font-size-complex="9pt"/>
    </style:style>
    <style:style style:name="P29" style:family="paragraph" style:parent-style-name="Table_20_Contents">
      <style:text-properties fo:font-size="9pt" officeooo:rsid="00438ebc" officeooo:paragraph-rsid="00438ebc" style:font-size-asian="9pt" style:font-size-complex="9pt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</style:style>
    <style:style style:name="T1" style:family="text">
      <style:text-properties officeooo:rsid="00155aac"/>
    </style:style>
    <style:style style:name="T2" style:family="text">
      <style:text-properties officeooo:rsid="0020bfff"/>
    </style:style>
    <style:style style:name="T3" style:family="text">
      <style:text-properties officeooo:rsid="00335d31"/>
    </style:style>
    <style:style style:name="T4" style:family="text">
      <style:text-properties officeooo:rsid="0034cf48"/>
    </style:style>
    <style:style style:name="T5" style:family="text">
      <style:text-properties officeooo:rsid="0039f4fa"/>
    </style:style>
    <style:style style:name="T6" style:family="text">
      <style:text-properties officeooo:rsid="003aa6ee"/>
    </style:style>
    <style:style style:name="T7" style:family="text">
      <style:text-properties officeooo:rsid="003e7601"/>
    </style:style>
    <style:style style:name="T8" style:family="text">
      <style:text-properties officeooo:rsid="004109c8"/>
    </style:style>
    <style:style style:name="T9" style:family="text">
      <style:text-properties officeooo:rsid="004275b7"/>
    </style:style>
    <style:style style:name="gr1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Einzelunternehmen</text:p>
          </table:table-cell>
          <table:table-cell table:style-name="Table1.A1" office:value-type="string">
            <text:p text:style-name="P4">G.b.R</text:p>
          </table:table-cell>
          <table:table-cell table:style-name="Table1.A1" office:value-type="string">
            <text:p text:style-name="P4">OHG</text:p>
          </table:table-cell>
          <table:table-cell table:style-name="Table1.A1" office:value-type="string">
            <text:p text:style-name="P4">KG</text:p>
          </table:table-cell>
          <table:table-cell table:style-name="Table1.A1" office:value-type="string">
            <text:p text:style-name="P4">GmbH</text:p>
          </table:table-cell>
          <table:table-cell table:style-name="Table1.A1" office:value-type="string">
            <text:p text:style-name="P4">UG</text:p>
          </table:table-cell>
          <table:table-cell table:style-name="Table1.A1" office:value-type="string">
            <text:p text:style-name="P4">AG</text:p>
          </table:table-cell>
          <table:table-cell table:style-name="Table1.I1" office:value-type="string">
            <text:p text:style-name="P4">Ltd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3">Personengesellschaft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Personengesell-schaft</text:p>
          </table:table-cell>
          <table:table-cell table:style-name="Table1.A2" office:value-type="string">
            <text:p text:style-name="P23">Personengesell-schaf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echtsgrundlage</text:p>
          </table:table-cell>
          <table:table-cell table:style-name="Table1.A2" office:value-type="string">
            <text:p text:style-name="P21">BGB?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>HGB, <text:span text:style-name="T6">keine eigene Rechtsgrundlage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ründung (Anzahl der Gründer)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7">Min. 2</text:p>
          </table:table-cell>
          <table:table-cell table:style-name="Table1.A2" office:value-type="string">
            <text:p text:style-name="P17">2 und mehr</text:p>
          </table:table-cell>
          <table:table-cell table:style-name="Table1.A2" office:value-type="string">
            <text:p text:style-name="P17">Min, 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7">Min, 1</text:p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Verfassungsurkunde</text:p>
          </table:table-cell>
          <table:table-cell table:style-name="Table1.A2" office:value-type="string">
            <text:p text:style-name="P17">Eintrag ins HGR, Wiederholung der Tätigkei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4">Mit Eintragung in das Handelsregist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Bezeichnung der Eigenkapitalgeber</text:p>
          </table:table-cell>
          <table:table-cell table:style-name="Table1.A2" office:value-type="string">
            <text:p text:style-name="P17">Vor- und Nachnahme des Inhaber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esetzlich vorgeschriebenes Mindestkapital</text:p>
          </table:table-cell>
          <table:table-cell table:style-name="Table1.A2" office:value-type="string">
            <text:p text:style-name="P18">kei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kei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Haftung</text:p>
          </table:table-cell>
          <table:table-cell table:style-name="Table1.A2" office:value-type="string">
            <text:p text:style-name="P19">Siehe ‚Haftung‘ Datei, <text:span text:style-name="T5">Grundbuchfähig, Prozessfähig und Deliktfähig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>Unbeschränkte, <text:span text:style-name="T7">persönlich, solidarisch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Leitung + Geschäftsführung</text:p>
          </table:table-cell>
          <table:table-cell table:style-name="Table1.A2" office:value-type="string">
            <text:p text:style-name="P27">Inhab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>Jeder Gesellschafter, <text:span text:style-name="T8">Gesellschafter-vertrag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igenfinanzierung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8">Gesellschaft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ewinn + Verlustbeteiligung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8">4% der Kaptialeinlage oder <text:span text:style-name="T9">was im Gesellschafter vertrag festgelegt ist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teuerbelastung</text:p>
          </table:table-cell>
          <table:table-cell table:style-name="Table1.A2" office:value-type="string">
            <text:p text:style-name="P20"><text:span text:style-name="T3">keine Körperschaftssteuer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9">Keine Körperschaftssteu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</table:table>
      <text:p text:style-name="Standard"/>
      <text:p text:style-name="P7">Siehe Handbuch Seite 20.</text:p>
      <text:p text:style-name="P7"><text:soft-page-break/></text:p>
      <text:p text:style-name="P8">Juristische Person – Vermögensmasse</text:p>
      <text:p text:style-name="P9">Körperschaften des öffentlichen Rechts – Bund, Länder, Gemeinden</text:p>
      <text:p text:style-name="P9"/>
      <text:p text:style-name="P9">- Einzelunternehmung</text:p>
      <text:p text:style-name="P9">- Gesellschaftsunternehmen (GbR, Partnerschaftenm Handelsgesellschaften, Genossenschaften)</text:p>
      <text:p text:style-name="P9">- Handelsgesellschaften: Personenhandelsgesellschaften <text:span text:style-name="T1">(OHG,KG)</text:span>, Mischgesellschaften <text:span text:style-name="T1">(GmbH &amp; Co. KG, AG &amp; Co. KG)</text:span>, Kaptialgesellschaften <text:span text:style-name="T1">(AG,KGaA, GmbH, Ltd., UG)</text:span></text:p>
      <text:p text:style-name="P9"/>
      <text:p text:style-name="P9"><draw:frame text:anchor-type="paragraph" draw:z-index="1" draw:name="Shape1" draw:style-name="gr2" draw:text-style-name="P30" svg:width="3.308cm" svg:height="1.019cm" svg:x="8.823cm" svg:y="0.436cm"><draw:text-box><text:p>Kaufmann nach HGB (§1)</text:p></draw:text-box></draw:frame></text:p>
      <text:p text:style-name="P10"><draw:frame text:anchor-type="paragraph" draw:z-index="0" draw:name="Shape1" draw:style-name="gr1" draw:text-style-name="P30" svg:width="3.308cm" svg:height="0.586cm" svg:x="8.467cm" svg:y="1.535cm"><draw:text-box><text:p>Gewerbetreibende</text:p></draw:text-box></draw:frame><draw:line text:anchor-type="paragraph" draw:z-index="2" draw:name="Shape2" draw:style-name="gr3" draw:text-style-name="P31" svg:x1="3.798cm" svg:y1="0.953cm" svg:x2="8.144cm" svg:y2="1.803cm"><text:p/></draw:line><draw:line text:anchor-type="paragraph" draw:z-index="3" draw:name="Shape3" draw:style-name="gr3" draw:text-style-name="P31" svg:x1="3.93cm" svg:y1="0.385cm" svg:x2="8.276cm" svg:y2="0.385cm"><text:p/></draw:line><draw:frame text:anchor-type="paragraph" draw:z-index="4" draw:name="Shape4" draw:style-name="gr4" draw:text-style-name="P30" svg:width="14.592cm" svg:height="3.402cm" svg:x="8.636cm" svg:y="2.12cm"><draw:text-box><text:p>- selbstständig</text:p><text:p>- wiederholende Tätigkeit</text:p><text:p>- Gewinnzielabsicht</text:p><text:p/><text:p>==&gt; BGB</text:p></draw:text-box></draw:frame>Einzelunternehmen:</text:p>
      <text:p text:style-name="P15">HGB – Eintrag in HR<text:span text:style-name="T2">G (e.K.) - Handelsregister</text:span></text:p>
      <text:p text:style-name="P11"/>
      <text:p text:style-name="P12">OHG – Mutter der Gesellschaftsunternehmen <text:span text:style-name="T4">(Offene Handelsgesellschaft)</text:span></text:p>
      <text:p text:style-name="P11"/>
      <text:p text:style-name="P13">Personengesellschaft – Gesellschafter müssen im Unternehmen mitarbeiten</text:p>
      <text:p text:style-name="P13">Kapitalgesellschaft – Gesellschafter müssen nicht im Unternehmen mit arbeiten, nur Anteile am Unternehmen halten ist ausreichend</text:p>
      <text:p text:style-name="P13"/>
      <text:p text:style-name="P14">Grundbuchfähig (OHG), Prozessfähig und Deliktfähig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185c" officeooo:paragraph-rsid="001b185c"/>
    </style:style>
    <style:style style:name="MP2" style:family="paragraph" style:parent-style-name="Footer">
      <style:paragraph-properties fo:break-before="page"/>
      <style:text-properties officeooo:rsid="001b185c" officeooo:paragraph-rsid="001b185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*unselbstständig – im Auftrag von jeman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9:54:45.444535956</meta:creation-date>
    <dc:date>2016-09-28T10:37:25.274891334</dc:date>
    <meta:editing-duration>PT2H12M18S</meta:editing-duration>
    <meta:editing-cycles>44</meta:editing-cycles>
    <meta:generator>LibreOffice/5.2.1.2$Linux_X86_64 LibreOffice_project/20m0$Build-2</meta:generator>
    <meta:document-statistic meta:table-count="1" meta:image-count="0" meta:object-count="0" meta:page-count="3" meta:paragraph-count="54" meta:word-count="179" meta:character-count="1624" meta:non-whitespace-character-count="1492"/>
  </office:meta>
</office:document-meta>
</file>